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1295" officeooo:paragraph-rsid="00061295"/>
    </style:style>
    <style:style style:name="P2" style:family="paragraph" style:parent-style-name="Standard" style:list-style-name="L1">
      <style:text-properties officeooo:rsid="00061295" officeooo:paragraph-rsid="000612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estionario vídeo roscas</text:p>
      <text:p text:style-name="P1"/>
      <text:list xml:id="list6302717751851998193" text:style-name="L1">
        <text:list-item>
          <text:p text:style-name="P2">¿Cómo se llama la herramienta con la que se hacen las roscas interiores?</text:p>
          <text:p text:style-name="P2"/>
        </text:list-item>
        <text:list-item>
          <text:p text:style-name="P2">Haz un esbozo de la herramienta utilizada para hacer rosca interior y describe sus partes.</text:p>
          <text:p text:style-name="P2"/>
        </text:list-item>
        <text:list-item>
          <text:p text:style-name="P2">¿Qué diferencia hay entre la herramienta para hacer una rosca ciega y una pasante?</text:p>
          <text:p text:style-name="P2"/>
        </text:list-item>
        <text:list-item>
          <text:p text:style-name="P2">Describe el proceso para hacer una rosca interior.</text:p>
          <text:p text:style-name="P2"/>
        </text:list-item>
        <text:list-item>
          <text:p text:style-name="P2">Describe el proceso para hacer una rosca exterior.</text:p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9T06:17:06.354375619</meta:creation-date>
    <dc:date>2023-10-19T06:24:24.675726843</dc:date>
    <meta:editing-duration>P0D</meta:editing-duration>
    <meta:editing-cycles>1</meta:editing-cycles>
    <meta:document-statistic meta:table-count="0" meta:image-count="0" meta:object-count="0" meta:page-count="1" meta:paragraph-count="6" meta:word-count="66" meta:character-count="379" meta:non-whitespace-character-count="324"/>
    <meta:generator>LibreOffice/4.2.8.2$Linux_x86 LibreOffice_project/420m0$Build-2</meta:generator>
  </office:meta>
</office:document-meta>
</file>